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3.318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4.646cm"/>
    </style:style>
    <style:style style:name="co38" style:family="table-column">
      <style:table-column-properties fo:break-before="auto" style:column-width="0.445cm"/>
    </style:style>
    <style:style style:name="co39" style:family="table-column">
      <style:table-column-properties fo:break-before="auto" style:column-width="10.795cm"/>
    </style:style>
    <style:style style:name="co40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4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transparent" fo:border="0.74pt solid #000000" style:vertical-align="middle"/>
      <style:text-properties style:use-window-font-color="true"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ackground-color="#fff5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10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10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10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10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10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10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10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10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10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10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10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11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10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10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10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10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10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10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10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10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10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10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10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10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5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10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10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10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10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10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10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10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10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10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10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10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10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10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10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10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10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10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10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10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10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10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10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10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10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10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10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10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10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10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10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10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10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10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10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64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38" table:default-cell-style-name="ce85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SADARI GAMES | 사다리게임즈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Finding Sparky</text:p>
          </table:table-cell>
          <table:table-cell table:style-name="ce38" office:value-type="string" calcext:value-type="string">
            <text:p><text:a xlink:href="https://store.steampowered.com/app/2901620/Finding_Sparky/" xlink:type="simple">https://store.steampowered.com/app/2901620/Finding_Sparky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액션, 어드벤처, 공포</text:p>
          </table:table-cell>
          <table:table-cell table:style-name="ce81" office:value-type="string" calcext:value-type="string">
            <text:p>Sparky Studios</text:p>
          </table:table-cell>
          <table:table-cell table:style-name="ce81" table:number-columns-repeated="2"/>
          <table:table-cell table:style-name="ce177" office:value-type="string" calcext:value-type="string">
            <text:p>Sparky Studios</text:p>
          </table:table-cell>
          <table:table-cell table:style-name="ce177" office:value-type="string" calcext:value-type="string">
            <text:p>Sejong Univ. PandoraCube</text:p>
          </table:table-cell>
          <table:table-cell table:style-name="ce177"/>
          <table:table-cell table:style-name="ce178"/>
          <table:table-cell table:style-name="ce148" office:value-type="string" calcext:value-type="string">
            <text:p>세종대학교 게임 개발 동아리 '판도라큐브'의 멤버 중 2명이 의기투합해서 만들어진 팀( 김준우, 이채영 )</text:p>
          </table:table-cell>
          <table:table-cell table:style-name="ce179"/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Thunderfox Studio( 천둥여우 스튜디오 )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Lighters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RedBook | 레드북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unknown.C3:unknown.C11 unknown.A12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1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nknown.A3:unknown.XFD11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0:18:22.79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4T10:58:24.636000000</dc:date>
    <meta:editing-duration>P3DT11H44M45S</meta:editing-duration>
    <meta:editing-cycles>1390</meta:editing-cycles>
    <meta:document-statistic meta:table-count="4" meta:cell-count="510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